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667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333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4.631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outline1">
      <style:graphic-properties fo:min-height="12.18cm"/>
      <style:paragraph-properties style:writing-mode="lr-tb"/>
    </style:style>
    <style:style style:name="pr8" style:family="presentation" style:parent-style-name="Beehive1-notes">
      <style:graphic-properties draw:fill-color="#ffffff" fo:min-height="13.364cm"/>
      <style:paragraph-properties style:writing-mode="lr-tb"/>
    </style:style>
    <style:style style:name="pr9" style:family="presentation" style:parent-style-name="Beehive1-title">
      <style:graphic-properties fo:min-height="3.507cm"/>
      <style:paragraph-properties style:writing-mode="lr-tb"/>
    </style:style>
    <style:style style:name="P1" style:family="paragraph">
      <style:text-properties style:font-name="Arial Black" fo:font-size="54pt" style:font-size-asian="54pt" style:font-size-complex="54pt"/>
    </style:style>
    <style:style style:name="P2" style:family="paragraph">
      <style:text-properties fo:font-size="42pt" style:font-size-asian="42pt" style:font-size-complex="42pt"/>
    </style:style>
    <style:style style:name="P3" style:family="paragraph">
      <loext:graphic-properties draw:fill-color="#ffffff"/>
      <style:text-properties fo:font-size="42pt" style:font-size-asian="42pt" style:font-size-complex="42pt"/>
    </style:style>
    <style:style style:name="P4" style:family="paragraph">
      <loext:graphic-properties draw:fill-color="#ffffff"/>
    </style:style>
    <style:style style:name="T1" style:family="text">
      <style:text-properties style:font-name="Arial Black" fo:font-size="54pt" style:font-size-asian="54pt" style:font-size-complex="54pt"/>
    </style:style>
    <style:style style:name="T2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4.667cm" svg:x="1.5cm" svg:y="7.333cm" presentation:class="title" presentation:user-transformed="true">
          <draw:text-box>
            <text:p text:style-name="P1"><text:span text:style-name="T1">DLL</text:span></text:p>
          </draw:text-box>
        </draw:frame>
        <draw:frame presentation:style-name="pr2" draw:text-style-name="P3" draw:layer="layout" svg:width="25cm" svg:height="3.333cm" svg:x="1.5cm" svg:y="12.666cm" presentation:class="subtitle" presentation:user-transformed="true">
          <draw:text-box>
            <text:p text:style-name="P2"><text:span text:style-name="T2">Dynamic Link Libra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4.631cm" svg:x="1.5cm" svg:y="0.018cm" presentation:class="title" presentation:user-transformed="true">
          <draw:text-box>
            <text:p>Dynamic Link Library</text:p>
          </draw:text-box>
        </draw:frame>
        <draw:frame presentation:style-name="pr5" draw:layer="layout" svg:width="25cm" svg:height="12cm" svg:x="1.5cm" svg:y="4.666cm" presentation:class="outline" presentation:user-transformed="true">
          <draw:text-box>
            <text:list text:style-name="L2">
              <text:list-header>
                <text:p>DLL (Dynamic Link Library) - это библиотека, которая содержит код и данные, которые могут быть использованы несколькими программами одновременно. Они используются в операционных системах Windows и позволяют разделить программный код на отдельные, многократно используемые компоненты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16.5cm" svg:x="1.4cm" svg:y="1cm" presentation:class="outline" presentation:user-transformed="true">
          <draw:text-box>
            <text:list text:style-name="L2">
              <text:list-header>
                <text:p>До появления DLL библиотек, для использования кода из других программ, нужно было включать этот код в каждую программу отдельно, что приводило к дублированию кода и занимало много места в памяти. DLL библиотеки решают эту проблему, позволяя разделять код на отдельные библиотеки, которые могут быть загружены в память только тогда, когда они действительно нужны. Это позволяет экономить память и повторно использовать код, что ускоряет разработку программ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Плюсы использования DLL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2">
              <text:list-item>
                <text:p><text:s/>Экономия памяти</text:p>
              </text:list-item>
              <text:list-item>
                <text:p><text:s/>Многократное использование кода</text:p>
              </text:list-item>
              <text:list-item>
                <text:p>Удобство обновления </text:p>
              </text:list-item>
              <text:list-item>
                <text:p>Интеграция с другими языками программирования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Минусы использования DLL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2">
              <text:list-item>
                <text:p>Зависимость от внешних библиотек</text:p>
              </text:list-item>
              <text:list-item>
                <text:p>Риск конфликта версий <text:s/></text:p>
              </text:list-item>
              <text:list-item>
                <text:p>Уязвимость к атакам <text:s/></text:p>
              </text:list-item>
              <text:list-item>
                <text:p>Отсутствие некоторых функций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Где используется DLL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2">
              <text:list-item>
                <text:p><text:s/>В операционных системах</text:p>
              </text:list-item>
              <text:list-item>
                <text:p>В приложениях</text:p>
              </text:list-item>
              <text:list-item>
                <text:p>В играх</text:p>
              </text:list-item>
              <text:list-item>
                <text:p>Веб-серверах</text:p>
              </text:list-item>
              <text:list-item>
                <text:p>В научных вычислениях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Альтернативы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2">
              <text:list-item>
                <text:p>Статические библиотеки</text:p>
              </text:list-item>
              <text:list-item>
                <text:p>Компонентные объекты</text:p>
              </text:list-item>
              <text:list-item>
                <text:p>Web-сервисы</text:p>
              </text:list-item>
              <text:list-item>
                <text:p>Модули или плагин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Другие ОС</text:p>
          </draw:text-box>
        </draw:frame>
        <draw:frame presentation:style-name="pr7" draw:layer="layout" svg:width="25.199cm" svg:height="13.157cm" svg:x="1.4cm" svg:y="4.343cm" presentation:class="outline" presentation:user-transformed="true">
          <draw:text-box>
            <text:list text:style-name="L2">
              <text:list-header>
                <text:p>Понятие динамической библиотеки (DLL) не является уникальным для Windows. DLL - это стандартный механизм для обеспечения переиспользования кода в различных операционных системах.</text:p>
              </text:list-header>
              <text:list-item>
                <text:p>В Unix-подобных операционных системах (например, в Linux и macOS) используется аналогичный механизм, называемый "разделяемая библиотека" (shared library). В Linux, shared libraries имеют расширение ".so" (от "shared object"), а в macOS - ".dylib" (от "dynamic library"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Создание 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2">
              <text:list-item>
                <text:p>Добавить проект типа «Class Library»</text:p>
              </text:list-item>
              <text:list-item>
                <text:p>Указать имя проекта</text:p>
              </text:list-item>
              <text:list-item>
                <text:p>Изменить имя класса</text:p>
              </text:list-item>
              <text:list-item>
                <text:p>Написать код</text:p>
              </text:list-item>
              <text:list-item>
                <text:p>Собрать проект</text:p>
              </text:list-item>
              <text:list-item>
                <text:p>Добавить ссылку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XML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2">
              <text:list-header>
                <text:p>XML-документация (XML documentation) - это способ документирования кода в .NET-платформе, который позволяет создавать структурированную и форматированную документацию в формате XML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12.179cm" svg:x="1.5cm" svg:y="3.5cm" presentation:class="outline" presentation:user-transformed="true">
          <draw:text-box>
            <text:list text:style-name="L2">
              <text:list-header>
                <text:p>XML-документация может содержать описания классов, структур, интерфейсов, методов, свойств, событий и других элементов кода. Она может включать в себя информацию об аргументах методов, типах возвращаемых значений, исключениях, которые могут быть сгенерированы в процессе выполнения кода, а также многие другие детали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Создание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2">
              <text:list-header>
                <text:p>Для создания XML-документации в .NET используются специальные комментарии, которые начинаются со знака тройной косой черты (///) перед элементом кода. Комментарии могут содержать различные теги, такие как summary, param, returns, exception и т.д., которые позволяют указать различные аспекты элемента кода, описываемого в комментарии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7cm" svg:height="17.5cm" svg:x="0.5cm" svg:y="1cm" presentation:class="outline" presentation:user-transformed="true">
          <draw:text-box>
            <text:list text:style-name="L2">
              <text:list-item>
                <text:p>`&lt;summary&gt;` - описывает кратко метод, класс, интерфейс или свойство.</text:p>
              </text:list-item>
              <text:list-item>
                <text:p>- <text:s text:c="2"/>`&lt;example&gt;` - предоставляет пример использования элемента кода.</text:p>
              </text:list-item>
              <text:list-item>
                <text:p>- <text:s text:c="2"/>`&lt;param&gt;` - описывает аргументы метода, принимаемые на вход.</text:p>
              </text:list-item>
              <text:list-item>
                <text:p>- <text:s text:c="2"/>`&lt;returns&gt;` - описывает возвращаемое значение метода.</text:p>
              </text:list-item>
              <text:list-item>
                <text:p>- <text:s text:c="2"/>`&lt;exception&gt;` - описывает исключение, которое может быть сгенерировано при выполнении метода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Плюсы XML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2">
              <text:list-item>
                <text:p>Универсальность </text:p>
              </text:list-item>
              <text:list-item>
                <text:p>Легкость в создании <text:s text:c="3"/></text:p>
              </text:list-item>
              <text:list-item>
                <text:p>Улучшение разработки <text:s text:c="3"/></text:p>
              </text:list-item>
              <text:list-item>
                <text:p>Улучшение поддержк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4cm" fo:text-indent="0cm"/>
      <style:text-properties fo:font-size="28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98cm" fo:text-indent="0cm"/>
      <style:text-properties fo:font-size="20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4cm" fo:text-indent="0cm"/>
      <style:text-properties fo:font-size="28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98cm" fo:text-indent="0cm"/>
      <style:text-properties fo:font-size="20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98cm" fo:text-indent="0cm"/>
      <style:text-properties fo:font-size="20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2.35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2.35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2.35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2.35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text-properties fo:font-size="18.7000007629395pt"/>
    </style:style>
    <style:style style:name="MP7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8" style:family="paragraph">
      <style:paragraph-properties fo:text-align="center"/>
      <style:text-properties fo:font-size="18.7000007629395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2.6cm" svg:x="-0.15cm" svg:y="0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-1.15cm" svg:y="2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3.75cm" svg:y="0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1.8cm" svg:y="0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2.75cm" svg:y="2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6.65cm" svg:y="2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4.7cm" svg:y="2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7.65cm" svg:y="0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5.7cm" svg:y="0.00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9.6cm" svg:y="0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8.6cm" svg:y="2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11.5cm" svg:y="0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12.5cm" svg:y="2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10.55cm" svg:y="2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15.35cm" svg:y="0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13.45cm" svg:y="0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14.45cm" svg:y="2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18.35cm" svg:y="2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16.4cm" svg:y="2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19.25cm" svg:y="0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17.3cm" svg:y="0.069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21.2cm" svg:y="0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20.3cm" svg:y="2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2.6cm" svg:x="23.15cm" svg:y="0.07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22.25cm" svg:y="2.07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26.15cm" svg:y="2.07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24.2cm" svg:y="2.07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27.05cm" svg:y="0.07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25.1cm" svg:y="0.07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2.6cm" svg:x="0.8cm" svg:y="2.06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2.6cm" svg:x="26.2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27.2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22.3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2.6cm" svg:x="24.25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23.3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9.4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21.35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8.4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20.35cm" svg:y="18.132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6.45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7.45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4.55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3.55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5.5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0.7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2.6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1.6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7.7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9.65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6.8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8.75cm" svg:y="18.19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4.85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5.75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2.9cm" svg:y="18.2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3.8cm" svg:y="20.2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-0.1cm" svg:y="20.2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.85cm" svg:y="20.2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-1cm" svg:y="18.2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2.6cm" svg:x="0.95cm" svg:y="18.2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25.25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4.507cm" svg:x="1.401cm" svg:y="7.093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custom-shape draw:style-name="Mgr3" draw:text-style-name="MP5" draw:layer="backgroundobjects" svg:width="1.95cm" svg:height="2.6cm" svg:x="-1.15cm" svg:y="-1.92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2.75cm" svg:y="-1.92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6.65cm" svg:y="-1.92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4.7cm" svg:y="-1.92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8.6cm" svg:y="-1.92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12.5cm" svg:y="-1.92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10.55cm" svg:y="-1.92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14.45cm" svg:y="-1.92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18.35cm" svg:y="-1.92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16.4cm" svg:y="-1.92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20.3cm" svg:y="-1.92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22.25cm" svg:y="-1.92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26.15cm" svg:y="-1.92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24.2cm" svg:y="-1.92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2.6cm" svg:x="0.8cm" svg:y="-1.929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2.6cm" svg:x="26.2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27.2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22.3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2.6cm" svg:x="24.25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23.3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9.4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21.35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8.4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20.35cm" svg:y="18.133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6.45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7.45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4.55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3.55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5.5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0.7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2.6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1.6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7.7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9.65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6.8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8.75cm" svg:y="18.19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4.85cm" svg:y="18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5.75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2.9cm" svg:y="18.20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3.8cm" svg:y="20.20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-0.1cm" svg:y="20.20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1.85cm" svg:y="20.20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-1cm" svg:y="18.20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2.6cm" svg:x="0.95cm" svg:y="18.20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2.6cm" svg:x="25.25cm" svg:y="20.1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3.507cm" svg:x="1.4cm" svg:y="0.836cm" presentation:class="title" presentation:placeholder="true">
        <draw:text-box/>
      </draw:frame>
      <draw:frame presentation:style-name="Beehive1-outline1" draw:layer="backgroundobjects" svg:width="25.199cm" svg:height="12.179cm" svg:x="1.4cm" svg:y="4.913cm" presentation:class="outline" presentation:placeholder="true">
        <draw:text-box/>
      </draw:frame>
      <draw:frame presentation:style-name="Mpr3" draw:text-style-name="MP7" draw:layer="backgroundobjects" svg:width="6.67cm" svg:height="2.6cm" svg:x="0.95cm" svg:y="18.201cm">
        <draw:text-box>
          <text:p text:style-name="MP6"><text:span text:style-name="MT1"><presentation:date-time/></text:span></text:p>
        </draw:text-box>
      </draw:frame>
      <draw:frame presentation:style-name="Mpr3" draw:text-style-name="MP9" draw:layer="backgroundobjects" svg:width="12.725cm" svg:height="2.608cm" svg:x="7.624cm" svg:y="18.2cm">
        <draw:text-box>
          <text:p text:style-name="MP8"><text:span text:style-name="MT1"><presentation:footer/></text:span></text:p>
        </draw:text-box>
      </draw:frame>
      <draw:frame presentation:style-name="Mpr3" draw:text-style-name="MP9" draw:layer="backgroundobjects" svg:width="3.175cm" svg:height="2.6cm" svg:x="23.595cm" svg:y="18.2cm">
        <draw:text-box>
          <text:p text:style-name="MP8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8T01:03:56.342000000</meta:creation-date>
    <meta:editing-duration>PT13M38S</meta:editing-duration>
    <meta:editing-cycles>7</meta:editing-cycles>
    <meta:generator>LibreOffice/7.3.3.2$Windows_X86_64 LibreOffice_project/d1d0ea68f081ee2800a922cac8f79445e4603348</meta:generator>
    <dc:title>Beehive</dc:title>
    <dc:date>2023-04-08T01:17:36.102000000</dc:date>
    <meta:document-statistic meta:object-count="189"/>
  </office:meta>
</office:document-meta>
</file>